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1eee" officeooo:paragraph-rsid="00111eee"/>
    </style:style>
    <style:style style:name="P2" style:family="paragraph" style:parent-style-name="Standard">
      <style:text-properties officeooo:rsid="00111eee" officeooo:paragraph-rsid="0012c4eb"/>
    </style:style>
    <style:style style:name="P3" style:family="paragraph" style:parent-style-name="Standard">
      <style:text-properties officeooo:rsid="00111eee" officeooo:paragraph-rsid="0018c1ab"/>
    </style:style>
    <style:style style:name="P4" style:family="paragraph" style:parent-style-name="Standard">
      <style:text-properties officeooo:paragraph-rsid="00111eee"/>
    </style:style>
    <style:style style:name="P5" style:family="paragraph" style:parent-style-name="Standard">
      <style:text-properties officeooo:rsid="0012c4eb" officeooo:paragraph-rsid="0012c4eb"/>
    </style:style>
    <style:style style:name="P6" style:family="paragraph" style:parent-style-name="Standard">
      <style:text-properties officeooo:paragraph-rsid="0014c5a6"/>
    </style:style>
    <style:style style:name="P7" style:family="paragraph" style:parent-style-name="Standard">
      <style:text-properties officeooo:rsid="0014c5a6" officeooo:paragraph-rsid="0014c5a6"/>
    </style:style>
    <style:style style:name="P8" style:family="paragraph" style:parent-style-name="Standard">
      <style:text-properties officeooo:rsid="001544b8" officeooo:paragraph-rsid="001544b8"/>
    </style:style>
    <style:style style:name="P9" style:family="paragraph" style:parent-style-name="Standard">
      <style:text-properties officeooo:rsid="0019e096" officeooo:paragraph-rsid="0019e096"/>
    </style:style>
    <style:style style:name="P10" style:family="paragraph" style:parent-style-name="Standard">
      <style:paragraph-properties fo:break-before="page"/>
      <style:text-properties officeooo:rsid="00111eee" officeooo:paragraph-rsid="00111eee"/>
    </style:style>
    <style:style style:name="P11" style:family="paragraph" style:parent-style-name="Standard">
      <style:paragraph-properties fo:break-before="page"/>
      <style:text-properties officeooo:rsid="00111eee" officeooo:paragraph-rsid="0018c1ab"/>
    </style:style>
    <style:style style:name="P12" style:family="paragraph" style:parent-style-name="Table_20_Contents">
      <style:text-properties officeooo:rsid="0012c4eb" officeooo:paragraph-rsid="0012c4eb"/>
    </style:style>
    <style:style style:name="P13" style:family="paragraph" style:parent-style-name="Standard">
      <style:text-properties officeooo:paragraph-rsid="0014c5a6"/>
    </style:style>
    <style:style style:name="P14" style:family="paragraph" style:parent-style-name="Standard">
      <style:text-properties officeooo:rsid="001f3b94" officeooo:paragraph-rsid="001f3b94"/>
    </style:style>
    <style:style style:name="T1" style:family="text">
      <style:text-properties officeooo:rsid="001208f8"/>
    </style:style>
    <style:style style:name="T2" style:family="text">
      <style:text-properties officeooo:rsid="0012c4eb"/>
    </style:style>
    <style:style style:name="T3" style:family="text">
      <style:text-properties officeooo:rsid="0014c5a6"/>
    </style:style>
    <style:style style:name="T4" style:family="text">
      <style:text-properties officeooo:rsid="001544b8"/>
    </style:style>
    <style:style style:name="T5" style:family="text">
      <style:text-properties officeooo:rsid="0018c1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imax – <text:span text:style-name="T2">2017</text:span></text:p>
      <text:p text:style-name="P3">System Specification</text:p>
      <text:p text:style-name="P5">v1.0</text:p>
      <text:p text:style-name="P5"/>
      <text:p text:style-name="P5"/>
      <text:p text:style-name="P5"/>
      <text:p text:style-name="P5">Document History</text:p>
      <table:table table:name="Table1" table:style-name="Table1">
        <table:table-column table:style-name="Table1.A" table:number-columns-repeated="3"/>
        <table:table-row>
          <table:table-cell table:style-name="Table1.A1" office:value-type="string">
            <text:p text:style-name="P12">Version - Author</text:p>
          </table:table-cell>
          <table:table-cell table:style-name="Table1.A1" office:value-type="string">
            <text:p text:style-name="P12">Date</text:p>
          </table:table-cell>
          <table:table-cell table:style-name="Table1.C1" office:value-type="string">
            <text:p text:style-name="P12">Content</text:p>
          </table:table-cell>
        </table:table-row>
        <table:table-row>
          <table:table-cell table:style-name="Table1.A2" office:value-type="string">
            <text:p text:style-name="P12">V1.0 – Tony</text:p>
          </table:table-cell>
          <table:table-cell table:style-name="Table1.A2" office:value-type="string">
            <text:p text:style-name="P12">2017/01/07</text:p>
          </table:table-cell>
          <table:table-cell table:style-name="Table1.C2" office:value-type="string">
            <text:p text:style-name="P12">First Draft</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5"/>
      <text:p text:style-name="P5"/>
      <text:p text:style-name="P5"/>
      <text:p text:style-name="P2"/>
      <text:p text:style-name="P10">Bimax System Specification</text:p>
      <text:p text:style-name="P1"/>
      <text:p text:style-name="P1">1. Background:</text:p>
      <text:p text:style-name="P1">The analytics system built on top of CDN, provide visualized data about CDN’s operation and user behaviour.</text:p>
      <text:p text:style-name="P4"/>
      <text:p text:style-name="P1">2. Components - Functionalities:</text:p>
      <text:p text:style-name="P4"><text:span text:style-name="T4">2.1</text:span> <text:span text:style-name="T1">Bimax counter: Lấy đầu vào là syslog từ các edge server của CDN, tính toán để đưa ra các thông số real-time giúp cho việc monitor toàn bộ hệ thống CDN.</text:span></text:p>
      <text:p text:style-name="P4"/>
      <text:p text:style-name="P6"><text:span text:style-name="T4">2.2</text:span> <text:span text:style-name="T3">Bimax Insight (iBimax): Đầu vào là syslog từ edge server hoặc thông tin tracking từ agent chạy trên web từ phía người dùng cuối. Phân tích dữ liệu để giúp người quản trị đánh giá chất lượng dịch vụ, mức độ phục vụ của hạ tầng và đặc tính (behavior, characteristic, etc.) của người dùng cuối.</text:span></text:p>
      <text:p text:style-name="P7">+ iBimax: hệ thống analytics cho các nhà cung cấp nội dung Media</text:p>
      <text:p text:style-name="P7">+ eBimax: hệ thống analytics cho các nhà cung cấp dịch vụ e-commerce.</text:p>
      <text:p text:style-name="P6"/>
      <text:p text:style-name="P7">3. Tương tác với các hệ thống khác:</text:p>
      <text:p text:style-name="P7"><text:span text:style-name="T4">3.1</text:span> Bimax counter: cung cấp thông tin cho CDN portal để hiển thị kết quả về hoạt động của CDN.</text:p>
      <text:p text:style-name="P7"><text:span text:style-name="T4">3.2</text:span> iBimax: đồng bộ cơ sở dữ liệu người dùng (khách hàng) với hệ thống CDN bao gồm: user name và password để đăng nhập và các quyền configuration/view, quan hệ sở hữu user-domain (tương ứng domain trên CDN hoặc website trên iBimax).</text:p>
      <text:p text:style-name="P9">3.3 Tương tác với hệ thống Billing: cung cấp data (???). </text:p>
      <text:p text:style-name="P6"/>
      <text:p text:style-name="P8">4. Non-functional Specification (Performance, Capacity, etc.):</text:p>
      <text:p text:style-name="P8">4.1 Hệ thống bimax có khả năng xử lí kịp thời lượng thông tin sinh ra từ CDN (current and planned future), dự kiến: 1 tỷ dòng log/giây.</text:p>
      <text:p text:style-name="P8">4.2 Yêu <text:span text:style-name="T5">cầu</text:span> về thời gian xử lí (độ trễ từ khi data được sinh ra trong hệ thống cho đến khi data sẵn sàng cho người dùng):</text:p>
      <text:p text:style-name="P8">+ Counter: 30 giây (??)</text:p>
      <text:p text:style-name="P8">+ iBimax: 10 phút</text:p>
      <text:p text:style-name="P6"><text:span text:style-name="T4">4.3</text:span> Yêu <text:span text:style-name="T5">cầu về lưu trữ dữ liệu:</text:span></text:p>
      <text:p text:style-name="P6">+ Dữ <text:span text:style-name="T5">liệu phải được đảm bảo có thể truy vấn về thời điểm cách thời điểm truy vấn nhiều nhất 3 năm.</text:span></text:p>
      <text:p text:style-name="P6"/>
      <text:p text:style-name="P6"/>
      <text:p text:style-name="P14">Appendix:</text:p>
      <text:p text:style-name="P14">Các tài liệu liên quan cho dự án:</text:p>
      <text:p text:style-name="P14">a) Các tài liệu về thiết kế chi tiết tương ứng với từng specification trên (từ mục 1 đến 4 (bao gồm các sub-section) của văn bản này).</text:p>
      <text:p text:style-name="P14">b) Procedure conventions (Các quy trình về quản lí doc, source code liên quan của dự á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8:43:29.835436017</meta:creation-date>
    <dc:date>2017-01-09T14:41:38.031436303</dc:date>
    <meta:editing-duration>PT1H2M45S</meta:editing-duration>
    <meta:editing-cycles>8</meta:editing-cycles>
    <meta:generator>LibreOffice/5.1.4.2$Linux_X86_64 LibreOffice_project/10m0$Build-2</meta:generator>
    <meta:document-statistic meta:table-count="1" meta:image-count="0" meta:object-count="0" meta:page-count="2" meta:paragraph-count="33" meta:word-count="396" meta:character-count="2043" meta:non-whitespace-character-count="1677"/>
  </office:meta>
</office:document-meta>
</file>